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914e" officeooo:paragraph-rsid="0003914e"/>
    </style:style>
    <style:style style:name="P2" style:family="paragraph" style:parent-style-name="Standard">
      <style:text-properties officeooo:rsid="0003914e" officeooo:paragraph-rsid="0003914e"/>
    </style:style>
    <style:style style:name="P3" style:family="paragraph" style:parent-style-name="Text_20_body">
      <style:text-properties officeooo:rsid="00047cf2" officeooo:paragraph-rsid="00047cf2"/>
    </style:style>
    <style:style style:name="P4" style:family="paragraph" style:parent-style-name="Text_20_body">
      <style:text-properties officeooo:paragraph-rsid="00047cf2"/>
    </style:style>
    <style:style style:name="P5" style:family="paragraph" style:parent-style-name="Heading_20_1">
      <style:text-properties officeooo:rsid="00047cf2" officeooo:paragraph-rsid="00047c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roduktet</text:h>
      <text:p text:style-name="P3">Denne rapport beskriver et online system der er udviklet i et samarbejde mellem Jannik Davidsen og G3 Solutions i forbindelse med Jannik Davidsens afsluttende Bacheloropgave på uddannelsesstedet Copenhagen Business Academy. Alle rettigheder til produktet tilhører G3 Solutions, og produktet vil blive overdraget ved aflevering af opgaven til uddannelsesstedet.</text:p>
      <text:h text:style-name="P5" text:outline-level="1">Hvad</text:h>
      <text:p text:style-name="P4"/>
      <text:p text:style-name="P1"/>
      <text:p text:style-name="P1">Dibs; 7020307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4:02:23.832000000</meta:creation-date>
    <dc:date>2016-12-19T17:31:14.546168936</dc:date>
    <meta:editing-duration>PT7H5M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4" meta:word-count="52" meta:character-count="387" meta:non-whitespace-character-count="339"/>
  </office:meta>
</office:document-meta>
</file>